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text-align="start" style:justify-single-word="false"/>
      <style:text-properties fo:font-size="12pt" fo:font-style="italic" fo:font-weight="normal" officeooo:rsid="004cb8c1" officeooo:paragraph-rsid="004cb8c1" style:font-size-asian="22pt" style:font-style-asian="italic" style:font-weight-asian="normal" style:font-size-complex="22pt" style:font-style-complex="italic" style:font-weight-complex="normal"/>
    </style:style>
    <style:style style:name="P2" style:family="paragraph" style:parent-style-name="Preformatted_20_Text" style:list-style-name="L1">
      <style:paragraph-properties fo:text-align="start" style:justify-single-word="false"/>
      <style:text-properties fo:font-size="12pt" fo:font-style="normal" fo:font-weight="normal" officeooo:rsid="009d314d" officeooo:paragraph-rsid="009d314d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 style:list-style-name="L1">
      <style:paragraph-properties fo:text-align="start" style:justify-single-word="false"/>
      <style:text-properties officeooo:paragraph-rsid="009d314d"/>
    </style:style>
    <style:style style:name="P4" style:family="paragraph" style:parent-style-name="Preformatted_20_Text">
      <style:text-properties officeooo:paragraph-rsid="009eccd2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 style:list-style-name="L1">
      <style:paragraph-properties fo:margin-top="0cm" fo:margin-bottom="0.499cm" loext:contextual-spacing="false" fo:text-align="start" style:justify-single-word="false"/>
      <style:text-properties fo:font-size="12pt" fo:font-style="normal" fo:font-weight="normal" officeooo:rsid="009d314d" officeooo:paragraph-rsid="009d314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dcfbd" officeooo:paragraph-rsid="000dcfbd" style:font-size-asian="22pt" style:font-style-asian="italic" style:font-weight-asian="normal" style:font-size-complex="22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dcfbd" officeooo:paragraph-rsid="000dff6a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dcfbd" officeooo:paragraph-rsid="0017e9e5" style:font-size-asian="22pt" style:font-style-asian="italic" style:font-weight-asian="normal" style:font-size-complex="2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dcfbd" officeooo:paragraph-rsid="00199c52" style:font-size-asian="22pt" style:font-style-asian="italic" style:font-weight-asian="normal" style:font-size-complex="2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64cd4c" officeooo:paragraph-rsid="0064fa32" style:font-size-asian="22pt" style:font-style-asian="italic" style:font-weight-asian="normal" style:font-size-complex="22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5fd136" officeooo:paragraph-rsid="005fd136" style:font-size-asian="22pt" style:font-style-asian="italic" style:font-weight-asian="normal" style:font-size-complex="22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7d7882" officeooo:paragraph-rsid="007d7882" style:font-size-asian="22pt" style:font-style-asian="italic" style:font-weight-asian="normal" style:font-size-complex="2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8pt" fo:font-style="italic" fo:font-weight="bold" officeooo:rsid="000d7036" officeooo:paragraph-rsid="000d7036" style:font-size-asian="22pt" style:font-style-asian="italic" style:font-weight-asian="bold" style:font-size-complex="2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22pt" fo:font-style="italic" fo:font-weight="bold" officeooo:rsid="000d7036" officeooo:paragraph-rsid="000d7036" style:font-size-asian="22pt" style:font-style-asian="italic" style:font-weight-asian="bold" style:font-size-complex="22pt" style:font-style-complex="italic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113c2a" officeooo:paragraph-rsid="00113c2a" style:font-size-asian="22pt" style:font-style-asian="italic" style:font-weight-asian="bold" style:font-size-complex="22pt" style:font-style-complex="italic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0d7036" style:font-size-asian="22pt" style:font-style-asian="italic" style:font-weight-asian="bold" style:font-size-complex="22pt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17e9e5" style:font-size-asian="22pt" style:font-style-asian="italic" style:font-weight-asian="bold" style:font-size-complex="22pt" style:font-style-complex="italic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1ad94e" style:font-size-asian="22pt" style:font-style-asian="italic" style:font-weight-asian="bold" style:font-size-complex="22pt" style:font-style-complex="italic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199c52" style:font-size-asian="22pt" style:font-style-asian="italic" style:font-weight-asian="bold" style:font-size-complex="22pt" style:font-style-complex="italic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361bef" style:font-size-asian="22pt" style:font-style-asian="italic" style:font-weight-asian="bold" style:font-size-complex="22pt" style:font-style-complex="italic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64cd4c" style:font-size-asian="22pt" style:font-style-asian="italic" style:font-weight-asian="bold" style:font-size-complex="22pt" style:font-style-complex="italic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5f3da9" style:font-size-asian="22pt" style:font-style-asian="italic" style:font-weight-asian="bold" style:font-size-complex="22pt" style:font-style-complex="italic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7d7882" style:font-size-asian="22pt" style:font-style-asian="italic" style:font-weight-asian="bold" style:font-size-complex="22pt" style:font-style-complex="italic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0d7036" officeooo:paragraph-rsid="0084e69d" style:font-size-asian="22pt" style:font-style-asian="italic" style:font-weight-asian="bold" style:font-size-complex="2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6pt" fo:font-style="italic" fo:font-weight="bold" officeooo:rsid="000d7036" officeooo:paragraph-rsid="009a9c7d" style:font-size-asian="22pt" style:font-style-asian="italic" style:font-weight-asian="bold" style:font-size-complex="22pt" style:font-style-complex="italic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4cb8c1" officeooo:paragraph-rsid="004cb8c1" style:font-size-asian="22pt" style:font-style-asian="italic" style:font-weight-asian="bold" style:font-size-complex="22pt" style:font-style-complex="italic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6pt" fo:font-style="italic" fo:font-weight="bold" officeooo:rsid="009d314d" officeooo:paragraph-rsid="009d314d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134d89" officeooo:paragraph-rsid="00134d89" style:font-size-asian="22pt" style:font-style-asian="italic" style:font-weight-asian="normal" style:font-size-complex="22pt" style:font-style-complex="italic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0dcfbd" officeooo:paragraph-rsid="000dff6a" style:font-size-asian="22pt" style:font-style-asian="italic" style:font-weight-asian="normal" style:font-size-complex="22pt" style:font-style-complex="italic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0dcfbd" officeooo:paragraph-rsid="0017e9e5" style:font-size-asian="22pt" style:font-style-asian="italic" style:font-weight-asian="normal" style:font-size-complex="22pt" style:font-style-complex="italic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0dcfbd" officeooo:paragraph-rsid="001ad94e" style:font-size-asian="22pt" style:font-style-asian="italic" style:font-weight-asian="normal" style:font-size-complex="2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dcfbd" officeooo:paragraph-rsid="001ad94e" style:font-size-asian="22pt" style:font-style-asian="italic" style:font-weight-asian="normal" style:font-size-complex="2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dcfbd" officeooo:paragraph-rsid="00199c52" style:font-size-asian="22pt" style:font-style-asian="italic" style:font-weight-asian="normal" style:font-size-complex="2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dcfbd" officeooo:paragraph-rsid="00361bef" style:font-size-asian="22pt" style:font-style-asian="italic" style:font-weight-asian="normal" style:font-size-complex="2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0dcfbd" officeooo:paragraph-rsid="0064cd4c" style:font-size-asian="22pt" style:font-style-asian="italic" style:font-weight-asian="normal" style:font-size-complex="22pt" style:font-style-complex="italic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161980" officeooo:paragraph-rsid="00161980" style:font-size-asian="22pt" style:font-style-asian="italic" style:font-weight-asian="normal" style:font-size-complex="2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61980" officeooo:paragraph-rsid="00161980" style:font-size-asian="22pt" style:font-style-asian="italic" style:font-weight-asian="normal" style:font-size-complex="22pt" style:font-style-complex="italic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17e9e5" officeooo:paragraph-rsid="0017e9e5" style:font-size-asian="22pt" style:font-style-asian="italic" style:font-weight-asian="normal" style:font-size-complex="22pt" style:font-style-complex="italic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18151b" officeooo:paragraph-rsid="0018151b" style:font-size-asian="22pt" style:font-style-asian="italic" style:font-weight-asian="normal" style:font-size-complex="22pt" style:font-style-complex="italic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193661" officeooo:paragraph-rsid="00193661" style:font-size-asian="22pt" style:font-style-asian="italic" style:font-weight-asian="normal" style:font-size-complex="22pt" style:font-style-complex="italic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5c1930" officeooo:paragraph-rsid="005c1930" style:font-size-asian="22pt" style:font-style-asian="italic" style:font-weight-asian="normal" style:font-size-complex="22pt" style:font-style-complex="italic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4cb8c1" officeooo:paragraph-rsid="004cb8c1" style:font-size-asian="22pt" style:font-style-asian="italic" style:font-weight-asian="normal" style:font-size-complex="22pt" style:font-style-complex="italic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531213" officeooo:paragraph-rsid="00531213" style:font-size-asian="22pt" style:font-style-asian="italic" style:font-weight-asian="normal" style:font-size-complex="22pt" style:font-style-complex="italic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53d49f" officeooo:paragraph-rsid="0053d49f" style:font-size-asian="22pt" style:font-style-asian="italic" style:font-weight-asian="normal" style:font-size-complex="22pt" style:font-style-complex="italic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53d49f" officeooo:paragraph-rsid="0056bab9" style:font-size-asian="22pt" style:font-style-asian="italic" style:font-weight-asian="normal" style:font-size-complex="22pt" style:font-style-complex="italic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54b89d" officeooo:paragraph-rsid="0056bab9" style:font-size-asian="22pt" style:font-style-asian="italic" style:font-weight-asian="normal" style:font-size-complex="22pt" style:font-style-complex="italic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57a99c" officeooo:paragraph-rsid="0057a99c" style:font-size-asian="22pt" style:font-style-asian="italic" style:font-weight-asian="normal" style:font-size-complex="22pt" style:font-style-complex="italic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36cbbb" officeooo:paragraph-rsid="0036cbbb" style:font-size-asian="22pt" style:font-style-asian="italic" style:font-weight-asian="normal" style:font-size-complex="22pt" style:font-style-complex="italic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38ef1f" officeooo:paragraph-rsid="0038ef1f" style:font-size-asian="22pt" style:font-style-asian="italic" style:font-weight-asian="normal" style:font-size-complex="2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8ef1f" officeooo:paragraph-rsid="0038ef1f" style:font-size-asian="22pt" style:font-style-asian="italic" style:font-weight-asian="normal" style:font-size-complex="22pt" style:font-style-complex="italic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3ce239" officeooo:paragraph-rsid="003ce239" style:font-size-asian="22pt" style:font-style-asian="italic" style:font-weight-asian="normal" style:font-size-complex="22pt" style:font-style-complex="italic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3b869b" officeooo:paragraph-rsid="003b869b" style:font-size-asian="22pt" style:font-style-asian="italic" style:font-weight-asian="normal" style:font-size-complex="22pt" style:font-style-complex="italic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65f171" officeooo:paragraph-rsid="0065f171" style:font-size-asian="22pt" style:font-style-asian="italic" style:font-weight-asian="normal" style:font-size-complex="22pt" style:font-style-complex="italic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5fd136" officeooo:paragraph-rsid="005fd136" style:font-size-asian="22pt" style:font-style-asian="italic" style:font-weight-asian="normal" style:font-size-complex="2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5fd136" officeooo:paragraph-rsid="005fd136" style:font-size-asian="22pt" style:font-style-asian="italic" style:font-weight-asian="normal" style:font-size-complex="22pt" style:font-style-complex="italic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7d7882" officeooo:paragraph-rsid="007d7882" style:font-size-asian="22pt" style:font-style-asian="italic" style:font-weight-asian="normal" style:font-size-complex="22pt" style:font-style-complex="italic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7dc47f" officeooo:paragraph-rsid="007dc47f" style:font-size-asian="22pt" style:font-style-asian="italic" style:font-weight-asian="normal" style:font-size-complex="22pt" style:font-style-complex="italic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7f276f" officeooo:paragraph-rsid="007f276f" style:font-size-asian="22pt" style:font-style-asian="italic" style:font-weight-asian="normal" style:font-size-complex="22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7f276f" officeooo:paragraph-rsid="007f276f" style:font-size-asian="22pt" style:font-style-asian="italic" style:font-weight-asian="normal" style:font-size-complex="22pt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916559" officeooo:paragraph-rsid="00916559" style:font-size-asian="22pt" style:font-style-asian="italic" style:font-weight-asian="normal" style:font-size-complex="22pt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860b04" officeooo:paragraph-rsid="00860b04" style:font-size-asian="22pt" style:font-style-asian="italic" style:font-weight-asian="normal" style:font-size-complex="22pt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87b49c" officeooo:paragraph-rsid="0087b49c" style:font-size-asian="22pt" style:font-style-asian="italic" style:font-weight-asian="normal" style:font-size-complex="22pt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895931" officeooo:paragraph-rsid="00895931" style:font-size-asian="22pt" style:font-style-asian="italic" style:font-weight-asian="normal" style:font-size-complex="22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895931" officeooo:paragraph-rsid="00895931" style:font-size-asian="22pt" style:font-style-asian="italic" style:font-weight-asian="normal" style:font-size-complex="22pt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italic" fo:font-weight="normal" officeooo:rsid="008c0d05" officeooo:paragraph-rsid="008c0d05" style:font-size-asian="22pt" style:font-style-asian="italic" style:font-weight-asian="normal" style:font-size-complex="22pt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9d314d" officeooo:paragraph-rsid="009d314d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erif" fo:font-size="14pt" fo:font-style="italic" fo:font-weight="bold" officeooo:rsid="0036cbbb" officeooo:paragraph-rsid="0036cbbb" style:font-size-asian="22pt" style:font-style-asian="italic" style:font-weight-asian="bold" style:font-size-complex="22pt" style:font-style-complex="italic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officeooo:paragraph-rsid="003a2989"/>
    </style:style>
    <style:style style:name="T1" style:family="text">
      <style:text-properties officeooo:rsid="000dff6a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officeooo:rsid="00161980"/>
    </style:style>
    <style:style style:name="T4" style:family="text">
      <style:text-properties officeooo:rsid="0017e9e5"/>
    </style:style>
    <style:style style:name="T5" style:family="text">
      <style:text-properties fo:font-size="12pt" fo:font-style="italic" fo:font-weight="normal" officeooo:rsid="0036cbbb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ize="12pt" fo:font-style="italic" fo:font-weight="normal" officeooo:rsid="00415a8c" style:font-size-asian="22pt" style:font-style-asian="italic" style:font-weight-asian="normal" style:font-size-complex="22pt" style:font-style-complex="italic" style:font-weight-complex="normal"/>
    </style:style>
    <style:style style:name="T7" style:family="text">
      <style:text-properties fo:font-size="12pt" fo:font-style="normal" fo:font-weight="normal" officeooo:rsid="009d314d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99c52"/>
    </style:style>
    <style:style style:name="T9" style:family="text">
      <style:text-properties officeooo:rsid="001ad94e"/>
    </style:style>
    <style:style style:name="T10" style:family="text">
      <style:text-properties officeooo:rsid="00361bef"/>
    </style:style>
    <style:style style:name="T11" style:family="text">
      <style:text-properties officeooo:rsid="003a2989"/>
    </style:style>
    <style:style style:name="T12" style:family="text">
      <style:text-properties officeooo:rsid="003c7949"/>
    </style:style>
    <style:style style:name="T13" style:family="text">
      <style:text-properties officeooo:rsid="004a29f8"/>
    </style:style>
    <style:style style:name="T14" style:family="text">
      <style:text-properties officeooo:rsid="004dc176"/>
    </style:style>
    <style:style style:name="T15" style:family="text">
      <style:text-properties officeooo:rsid="005146c5"/>
    </style:style>
    <style:style style:name="T16" style:family="text">
      <style:text-properties officeooo:rsid="00566c23"/>
    </style:style>
    <style:style style:name="T17" style:family="text">
      <style:text-properties officeooo:rsid="005f3da9"/>
    </style:style>
    <style:style style:name="T18" style:family="text">
      <style:text-properties officeooo:rsid="0064cd4c"/>
    </style:style>
    <style:style style:name="T19" style:family="text">
      <style:text-properties officeooo:rsid="007d7882"/>
    </style:style>
    <style:style style:name="T20" style:family="text">
      <style:text-properties officeooo:rsid="0084e69d"/>
    </style:style>
    <style:style style:name="T21" style:family="text">
      <style:text-properties officeooo:rsid="0087b49c"/>
    </style:style>
    <style:style style:name="T22" style:family="text">
      <style:text-properties officeooo:rsid="00895931"/>
    </style:style>
    <style:style style:name="T23" style:family="text">
      <style:text-properties style:font-name="Liberation Serif"/>
    </style:style>
    <style:style style:name="T24" style:family="text">
      <style:text-properties officeooo:rsid="009cd27e"/>
    </style:style>
    <style:style style:name="T25" style:family="text">
      <style:text-properties officeooo:rsid="009eccd2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0dff6a"/>
    </style:style>
    <style:style style:name="T28" style:family="text">
      <style:text-properties style:font-name="Liberation Serif" officeooo:rsid="00199c52"/>
    </style:style>
    <style:style style:name="T29" style:family="text">
      <style:text-properties style:font-name="Liberation Serif" fo:font-size="12pt" fo:font-style="normal" fo:font-weight="normal" officeooo:rsid="009d314d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fo:font-size="12pt" fo:font-style="normal" fo:font-weight="normal" officeooo:rsid="009d314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officeooo:rsid="009eccd2"/>
    </style:style>
    <style:style style:name="T33" style:family="text">
      <style:text-properties style:font-name="Liberation Serif" fo:font-style="normal" fo:font-weight="normal" officeooo:rsid="009d314d" style:font-style-asian="normal" style:font-weight-asian="normal" style:font-style-complex="normal" style:font-weight-complex="normal"/>
    </style:style>
    <style:style style:name="T34" style:family="text">
      <style:text-properties style:font-name="Liberation Serif" style:font-size-asian="12pt"/>
    </style:style>
    <style:style style:name="T35" style:family="text">
      <style:text-properties style:font-name="Liberation Serif" officeooo:rsid="009eccd2" style:font-size-asian="12pt"/>
    </style:style>
    <style:style style:name="T36" style:family="text">
      <style:text-properties style:text-position="super 58%" style:font-name="Liberation Serif"/>
    </style:style>
    <style:style style:name="T37" style:family="text">
      <style:text-properties style:text-position="0% 100%" style:font-name="Liberation Serif"/>
    </style:style>
    <style:style style:name="T38" style:family="text">
      <style:text-properties style:text-position="0% 100%"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ystem Setup For ICT</text:p>
      <text:p text:style-name="P15"/>
      <text:list xml:id="list1703921089" text:style-name="L1">
        <text:list-item>
          <text:p text:style-name="P16">Prerequisites:</text:p>
          <text:list>
            <text:list-item>
              <text:p text:style-name="P29">Ubuntu OS</text:p>
            </text:list-item>
          </text:list>
        </text:list-item>
        <text:list-item>
          <text:p text:style-name="P17">Setup Java7 and Java8</text:p>
          <text:list>
            <text:list-item>
              <text:p text:style-name="P7"><text:span text:style-name="T23">Download oracle java 7 from this link: </text:span><text:a xlink:type="simple" xlink:href="https://www.oracle.com/technetwork/java/javase/downloads/java-archive-downloads-javase7-521261.html" text:style-name="Internet_20_link" text:visited-style-name="Visited_20_Internet_20_Link"><text:span text:style-name="T23">https://www.oracle.com/technetwork/java/javase/downloads/java-archive-downloads-javase7-521261.html</text:span></text:a></text:p>
            </text:list-item>
            <text:list-item>
              <text:p text:style-name="P8"><text:span text:style-name="T23">Download oracle java </text:span><text:span text:style-name="T27">8</text:span><text:span text:style-name="T23"> from this link: </text:span><text:a xlink:type="simple" xlink:href="https://www.oracle.com/technetwork/java/javase/downloads/jdk8-downloads-2133151.html" text:style-name="Internet_20_link" text:visited-style-name="Visited_20_Internet_20_Link"><text:span text:style-name="T23">https://www.oracle.com/technetwork/java/javase/downloads/jdk8-downloads-2133151.html</text:span></text:a></text:p>
            </text:list-item>
            <text:list-item>
              <text:p text:style-name="P30"><text:s/><text:span text:style-name="T3">Extract the folders from the tar files downloaded and do the following:</text:span></text:p>
              <text:list>
                <text:list-item>
                  <text:p text:style-name="P37">move the folders to usr/local/java</text:p>
                </text:list-item>
                <text:list-item>
                  <text:p text:style-name="P37">add these to the ~/.bashrc file</text:p>
                  <text:list>
                    <text:list-item>
                      <text:p text:style-name="P37">export JAVA_HOME=/usr/local/java/jdk1.7.0_80</text:p>
                    </text:list-item>
                    <text:list-item>
                      <text:p text:style-name="P37">export JAVA_HOME=/usr/local/java/jdk1.8.0_231</text:p>
                    </text:list-item>
                    <text:list-item>
                      <text:p text:style-name="P37">export PATH=$JAVA_HOME/bin:$PATH</text:p>
                    </text:list-item>
                  </text:list>
                </text:list-item>
                <text:list-item>
                  <text:p text:style-name="P37">Save bashrc file and source it using : source ~/.bashrc.</text:p>
                </text:list-item>
              </text:list>
            </text:list-item>
            <text:list-item>
              <text:p text:style-name="P39">Verify installation by using commands javac and java -version.</text:p>
            </text:list-item>
          </text:list>
        </text:list-item>
      </text:list>
      <text:p text:style-name="P38"/>
      <text:list xml:id="list124141778498131" text:continue-numbering="true" text:style-name="L1">
        <text:list-item>
          <text:p text:style-name="P18">Setup <text:span text:style-name="T4">Gradle</text:span></text:p>
          <text:list>
            <text:list-item>
              <text:p text:style-name="P31">Download <text:span text:style-name="T4">gradle 4.10.2 using this command</text:span>: </text:p>
              <text:p text:style-name="P9"><text:span text:style-name="T23">wget </text:span><text:a xlink:type="simple" xlink:href="https://services.gradle.org/distributions/gradle-4.10.2-bin.zip" text:style-name="Internet_20_link" text:visited-style-name="Visited_20_Internet_20_Link"><text:span text:style-name="T23">https://services.gradle.org/distributions/gradle-4.10.2-bin.zip</text:span></text:a></text:p>
            </text:list-item>
            <text:list-item>
              <text:p text:style-name="P40">unzip the download in opt/gradle and add/update the following lines in bashrc</text:p>
              <text:list>
                <text:list-item>
                  <text:p text:style-name="P40">export GRADLE_HOME=/opt/gradle/gradle-4.10.2</text:p>
                </text:list-item>
                <text:list-item>
                  <text:p text:style-name="P40">export PATH=$JAVA_HOME/bin:$GRADLE_HOME/bin:<text:span text:style-name="T3">$PATH</text:span></text:p>
                </text:list-item>
              </text:list>
            </text:list-item>
            <text:list-item>
              <text:p text:style-name="P41">Verify installation by using command gradle -v</text:p>
            </text:list-item>
          </text:list>
          <text:p text:style-name="P19"/>
        </text:list-item>
        <text:list-item>
          <text:p text:style-name="P19">Setup <text:span text:style-name="T4">Git:</text:span></text:p>
          <text:list>
            <text:list-item>
              <text:p text:style-name="P32">Download <text:span text:style-name="T9">git using this command</text:span>: <text:span text:style-name="T9">sudo apt install git</text:span></text:p>
            </text:list-item>
          </text:list>
        </text:list-item>
      </text:list>
      <text:p text:style-name="P33"/>
      <text:list xml:id="list124140392251894" text:continue-numbering="true" text:style-name="L1">
        <text:list-item>
          <text:p text:style-name="P20">Setup <text:span text:style-name="T8">Eclipse</text:span></text:p>
          <text:list>
            <text:list-item>
              <text:p text:style-name="P10"><text:span text:style-name="T23">Download </text:span><text:span text:style-name="T28">eclipse from this link</text:span><text:span text:style-name="T23">: </text:span><text:a xlink:type="simple" xlink:href="https://www.eclipse.org/downloads/packages" text:style-name="Internet_20_link" text:visited-style-name="Visited_20_Internet_20_Link"><text:span text:style-name="T23">https://www.eclipse.org/downloads/packages</text:span></text:a></text:p>
            </text:list-item>
            <text:list-item>
              <text:p text:style-name="P42">Add this to your eclipse.ini file after extraction:</text:p>
              <text:list>
                <text:list-item>
                  <text:p text:style-name="P42">-vm /usr/local/java/jdk1.8.0_241/jre/bin</text:p>
                </text:list-item>
              </text:list>
            </text:list-item>
          </text:list>
        </text:list-item>
      </text:list>
      <text:p text:style-name="P34"/>
      <text:list xml:id="list124141034367396" text:continue-numbering="true" text:style-name="L1">
        <text:list-item>
          <text:p text:style-name="P27">Setup Postgres <text:span text:style-name="T15">And PGAdmin</text:span></text:p>
          <text:list>
            <text:list-item>
              <text:p text:style-name="P43">Download postgres using the following command<text:span text:style-name="T14">s</text:span>: </text:p>
              <text:list>
                <text:list-item>
                  <text:p text:style-name="P43">sudo sh -c 'echo "deb http://apt.postgresql.org/pub/repos/apt/ `lsb_release -cs`-pgdg main" &gt;&gt; /etc/apt/sources.list.d/pgdg.list'</text:p>
                </text:list-item>
                <text:list-item>
                  <text:p text:style-name="P43">wget -q https://www.postgresql.org/media/keys/ACCC4CF8.asc -O - | sudo apt-key add -</text:p>
                </text:list-item>
                <text:list-item>
                  <text:p text:style-name="P1"><text:span text:style-name="Source_20_Text"><text:span text:style-name="T23">sudo apt-get update</text:span></text:span></text:p>
                </text:list-item>
                <text:list-item>
                  <text:p text:style-name="P1"><text:span text:style-name="Source_20_Text"><text:span text:style-name="T23">sudo apt-get upgrade </text:span></text:span></text:p>
                </text:list-item>
                <text:list-item>
                  <text:p text:style-name="P43">sudo apt-get install postgresql-<text:span text:style-name="T14">9.6</text:span></text:p>
                </text:list-item>
                <text:list-item>
                  <text:p text:style-name="P44">sudo apt-get install pgadmin3</text:p>
                </text:list-item>
                <text:list-item>
                  <text:p text:style-name="P45">Open /etc/postgresql/9.6/main/pg_hba_conf</text:p>
                </text:list-item>
                <text:list-item>
                  <text:p text:style-name="P45">This line:</text:p>
                  <text:list>
                    <text:list-header>
                      <text:p text:style-name="P45"><text:soft-page-break/>local <text:s text:c="2"/>all <text:s text:c="12"/>postgres <text:s text:c="31"/>peer</text:p>
                    </text:list-header>
                  </text:list>
                  <text:p text:style-name="P45">Should be:</text:p>
                  <text:list text:continue-numbering="true">
                    <text:list-header>
                      <text:p text:style-name="P46">local <text:s text:c="2"/>all <text:s text:c="12"/>postgres <text:s text:c="31"/>md5</text:p>
                    </text:list-header>
                  </text:list>
                </text:list-item>
                <text:list-item>
                  <text:p text:style-name="P47">run command, sudo service postgresql restart.</text:p>
                </text:list-item>
                <text:list-item>
                  <text:p text:style-name="P45">sudo -u postgres psql</text:p>
                </text:list-item>
                <text:list-item>
                  <text:p text:style-name="P45">ALTER USER postgres PASSWORD '<text:span text:style-name="T16">postgres</text:span>';</text:p>
                </text:list-item>
                <text:list-item>
                  <text:p text:style-name="P48">Open pgadmin and create a new connection with following properties:</text:p>
                  <text:list>
                    <text:list-item>
                      <text:p text:style-name="P48">name : Server</text:p>
                    </text:list-item>
                    <text:list-item>
                      <text:p text:style-name="P48">host: localhost</text:p>
                    </text:list-item>
                    <text:list-item>
                      <text:p text:style-name="P48">port: 5432</text:p>
                    </text:list-item>
                    <text:list-item>
                      <text:p text:style-name="P48">username : postgres</text:p>
                    </text:list-item>
                    <text:list-item>
                      <text:p text:style-name="P48">password : postgres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24140061413493" text:continue-numbering="true" text:style-name="L1">
        <text:list-item>
          <text:p text:style-name="P21">Setup <text:span text:style-name="T10">Angular</text:span></text:p>
          <text:list>
            <text:list-item>
              <text:p text:style-name="P68">Install nodejs and npm</text:p>
              <text:list>
                <text:list-item>
                  <text:p text:style-name="P49">Download nodejs and npm using the following command: sudo apt-get install nodejs</text:p>
                </text:list-item>
                <text:list-item>
                  <text:p text:style-name="P49">Check version of node using node -v and npm using npm -v</text:p>
                </text:list-item>
                <text:list-item>
                  <text:p text:style-name="P49">if npm is not installed use sudo <text:span text:style-name="T24">apt </text:span>install npm <text:s/>and then check version</text:p>
                </text:list-item>
                <text:list-item>
                  <text:p text:style-name="P50">node version is 12.1<text:span text:style-name="T12">5</text:span>.0 and npm is 6.13.4</text:p>
                </text:list-item>
                <text:list-item>
                  <text:p text:style-name="P52">If version mismatch , use following commands to update,</text:p>
                  <text:list>
                    <text:list-item>
                      <text:p text:style-name="P52">sudo npm cache clean -f</text:p>
                    </text:list-item>
                    <text:list-item>
                      <text:p text:style-name="P52">sudo npm install -g n</text:p>
                    </text:list-item>
                    <text:list-item>
                      <text:p text:style-name="P52">sudo n stable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24140678972479" text:continue-numbering="true" text:style-name="L1">
        <text:list-item>
          <text:list>
            <text:list-item>
              <text:p text:style-name="P49"><text:span text:style-name="T2">Install angular-cli</text:span> </text:p>
              <text:list>
                <text:list-item>
                  <text:p text:style-name="P69"><text:span text:style-name="T5">Download angular-cli </text:span><text:span text:style-name="T6">globally</text:span><text:span text:style-name="T5"> using the following command: </text:span></text:p>
                  <text:p text:style-name="P69"><text:span text:style-name="T13">sudo </text:span>npm <text:span text:style-name="T11">i</text:span>nstall -g @angular/cli@<text:span text:style-name="T11">7.3.9</text:span></text:p>
                </text:list-item>
                <text:list-item>
                  <text:p text:style-name="P53">Check version using ng --version.</text:p>
                </text:list-item>
              </text:list>
            </text:list-item>
          </text:list>
        </text:list-item>
      </text:list>
      <text:p text:style-name="P36"/>
      <text:list xml:id="list124141756768551" text:continue-numbering="true" text:style-name="L1">
        <text:list-item>
          <text:p text:style-name="P22">Setup <text:span text:style-name="T18">Apache Tomcat</text:span></text:p>
          <text:list>
            <text:list-item>
              <text:p text:style-name="P11"><text:span text:style-name="T23">Download apache tomcat version 7 from the following link </text:span><text:a xlink:type="simple" xlink:href="http://tomcat.apache.org/download-70.cgi" text:style-name="Internet_20_link" text:visited-style-name="Visited_20_Internet_20_Link"><text:span text:style-name="T23">http://tomcat.apache.org/download-70.cgi</text:span></text:a></text:p>
            </text:list-item>
            <text:list-item>
              <text:p text:style-name="P54">untar it and do the following changes:</text:p>
              <text:list>
                <text:list-item>
                  <text:p text:style-name="P54">Add following line in webapps/ROOT/WEB-INF/web.xml</text:p>
                  <text:list>
                    <text:list-header>
                      <text:p text:style-name="P54"><text:s text:c="2"/>&lt;filter&gt;</text:p>
                      <text:p text:style-name="P54"><text:s text:c="2"/>&lt;filter-name&gt;CorsFilter&lt;/filter-name&gt;</text:p>
                      <text:p text:style-name="P54"><text:s text:c="2"/>&lt;filter-class&gt;org.apache.catalina.filters.CorsFilter&lt;/filter-class&gt;</text:p>
                      <text:p text:style-name="P54">&lt;/filter&gt;</text:p>
                      <text:p text:style-name="P54">&lt;filter-mapping&gt;</text:p>
                      <text:p text:style-name="P54"><text:s text:c="2"/>&lt;filter-name&gt;CorsFilter&lt;/filter-name&gt;</text:p>
                      <text:p text:style-name="P54"><text:s text:c="2"/>&lt;url-pattern&gt;*&lt;/url-pattern&gt;</text:p>
                      <text:p text:style-name="P54">&lt;/filter-mapping&gt;</text:p>
                      <text:p text:style-name="P54">&lt;error-page&gt;</text:p>
                      <text:p text:style-name="P54"><text:s text:c="4"/>&lt;error-code&gt;404&lt;/error-code&gt;</text:p>
                      <text:p text:style-name="P54"><text:s text:c="4"/>&lt;location&gt;/index.html&lt;/location&gt;</text:p>
                      <text:p text:style-name="P54"><text:s text:c="2"/>&lt;/error-page&gt;</text:p>
                    </text:list-header>
                  </text:list>
                </text:list-item>
              </text:list>
            </text:list-item>
          </text:list>
        </text:list-item>
      </text:list>
      <text:p text:style-name="P26"/>
      <text:list xml:id="list124140914044385" text:continue-numbering="true" text:style-name="L1">
        <text:list-item>
          <text:p text:style-name="P23">Setup <text:span text:style-name="T17">Visual Studio Code</text:span></text:p>
          <text:list>
            <text:list-item>
              <text:p text:style-name="P55">Download VS Code from the following :</text:p>
              <text:p text:style-name="P12"><text:a xlink:type="simple" xlink:href="https://code.visualstudio.com/download" text:style-name="Internet_20_link" text:visited-style-name="Visited_20_Internet_20_Link"><text:span text:style-name="T23">https://code.visualstudio.com/download</text:span></text:a></text:p>
            </text:list-item>
          </text:list>
        </text:list-item>
      </text:list>
      <text:p text:style-name="P56"/>
      <text:p text:style-name="P56"><text:soft-page-break/></text:p>
      <text:p text:style-name="P56"/>
      <text:list xml:id="list124141795043375" text:continue-numbering="true" text:style-name="L1">
        <text:list-item>
          <text:p text:style-name="P24">Setup <text:span text:style-name="T19">ActiveMQ System:</text:span></text:p>
          <text:list>
            <text:list-item>
              <text:p text:style-name="P57">Download activemq from the following:</text:p>
              <text:p text:style-name="P13"><text:a xlink:type="simple" xlink:href="https://activemq.apache.org/activemq-5111-release" text:style-name="Internet_20_link" text:visited-style-name="Visited_20_Internet_20_Link"><text:span text:style-name="T23">https://activemq.apache.org/activemq-5111-release</text:span></text:a></text:p>
            </text:list-item>
            <text:list-item>
              <text:p text:style-name="P58">untar the tar file,move to directory and run using,</text:p>
              <text:list>
                <text:list-item>
                  <text:p text:style-name="P58">./bin/activemq start</text:p>
                </text:list-item>
              </text:list>
            </text:list-item>
            <text:list-item>
              <text:p text:style-name="P59">stop using </text:p>
              <text:list>
                <text:list-item>
                  <text:p text:style-name="P59">./bin/activemq stop</text:p>
                </text:list-item>
              </text:list>
            </text:list-item>
            <text:list-item>
              <text:p text:style-name="P61">Goto : localhost:8161 to see activemq UI</text:p>
            </text:list-item>
            <text:list-item>
              <text:p text:style-name="P61">username: admin<text:tab/>password:admin</text:p>
            </text:list-item>
          </text:list>
        </text:list-item>
      </text:list>
      <text:p text:style-name="P60"/>
      <text:list xml:id="list124140446211574" text:continue-numbering="true" text:style-name="L1">
        <text:list-item>
          <text:p text:style-name="P25">Setup <text:span text:style-name="T20">Kafka System:</text:span></text:p>
          <text:list>
            <text:list-item>
              <text:p text:style-name="P62">Download binaries using the following command:</text:p>
              <text:list>
                <text:list-header>
                  <text:p text:style-name="P62">curl "https://www.apache.org/dist/kafka/2.1.1/kafka_2.11-2.1.1.tgz" -o ~/Downloads/kafka.tgz</text:p>
                </text:list-header>
              </text:list>
            </text:list-item>
            <text:list-item>
              <text:p text:style-name="P62">Perform the following commands:</text:p>
              <text:list>
                <text:list-item>
                  <text:p text:style-name="P62">mkdir ~/kafka &amp;&amp; cd ~/kafka</text:p>
                </text:list-item>
                <text:list-item>
                  <text:p text:style-name="P62">tar -xvzf ~/Downloads/kafka.tgz --strip 1</text:p>
                </text:list-item>
                <text:list-item>
                  <text:p text:style-name="P62">vi ~/kafka/config/server.properties and add the following:</text:p>
                  <text:list>
                    <text:list-header>
                      <text:p text:style-name="P62">delete.topic.enable = true</text:p>
                    </text:list-header>
                  </text:list>
                </text:list-item>
                <text:list-item>
                  <text:p text:style-name="P62">sudo vi /etc/systemd/system/zookeeper.service and add the following:</text:p>
                  <text:list>
                    <text:list-header>
                      <text:p text:style-name="P62">[Unit]</text:p>
                      <text:p text:style-name="P62">Requires=network.target remote-fs.target</text:p>
                      <text:p text:style-name="P62">After=network.target remote-fs.target</text:p>
                      <text:p text:style-name="P62"/>
                      <text:p text:style-name="P62">[Service]</text:p>
                      <text:p text:style-name="P62">Type=simple</text:p>
                      <text:p text:style-name="P62">User=dikshit</text:p>
                      <text:p text:style-name="P62">ExecStart=/home/dikshit/Downloads/kafka/bin/zookeeper-server-start.sh /home/dikshit/Downloads/kafka/config/zookeeper.properties</text:p>
                      <text:p text:style-name="P62">ExecStop=/home/dikshit/Downloads/kafka/bin/zookeeper-server-stop.sh</text:p>
                      <text:p text:style-name="P62">Restart=on-abnormal</text:p>
                      <text:p text:style-name="P62"/>
                      <text:p text:style-name="P62">[Install]</text:p>
                      <text:p text:style-name="P62">WantedBy=multi-user.target</text:p>
                    </text:list-header>
                  </text:list>
                </text:list-item>
                <text:list-item>
                  <text:p text:style-name="P62">sudo <text:span text:style-name="T21">vi</text:span> /etc/systemd/system/kafka.service <text:span text:style-name="T22">and add the following:</text:span></text:p>
                  <text:list>
                    <text:list-header>
                      <text:p text:style-name="P63">[Unit]</text:p>
                      <text:p text:style-name="P63">Requires=zookeeper.service</text:p>
                      <text:p text:style-name="P63">After=zookeeper.service</text:p>
                      <text:p text:style-name="P63"/>
                      <text:p text:style-name="P63">[Service]</text:p>
                      <text:p text:style-name="P63">Type=simple</text:p>
                      <text:p text:style-name="P63">User=dikshit</text:p>
                      <text:p text:style-name="P63">ExecStart=/bin/sh -c '/home/dikshit/Downloads/kafka/bin/kafka-server-start.sh /home/dikshit/Downloads/kafka/config/server.properties &gt; /home/$</text:p>
                      <text:p text:style-name="P63">ExecStop=/home/dikshit/Downloads/kafka/bin/kafka-server-stop.sh</text:p>
                      <text:p text:style-name="P63">Restart=on-abnormal</text:p>
                      <text:p text:style-name="P63"/>
                      <text:p text:style-name="P63">[Install]</text:p>
                      <text:p text:style-name="P63">WantedBy=multi-user.target</text:p>
                    </text:list-header>
                  </text:list>
                </text:list-item>
                <text:list-item>
                  <text:p text:style-name="P64">Start kafka using , the following command:</text:p>
                  <text:list>
                    <text:list-item>
                      <text:p text:style-name="P64"><text:soft-page-break/>sudo systemctl start kafka</text:p>
                    </text:list-item>
                  </text:list>
                </text:list-item>
                <text:list-item>
                  <text:p text:style-name="P64">Check the following to ensure it has started,</text:p>
                  <text:list>
                    <text:list-item>
                      <text:p text:style-name="P64">sudo journalctl -u kafka</text:p>
                      <text:p text:style-name="P64">You must see this log : <text:s/>kafka-ubuntu systemd[1]: Started kafka.service.</text:p>
                    </text:list-item>
                    <text:list-item>
                      <text:p text:style-name="P66">Jps to see if kafka and quorumPeer are up.</text:p>
                    </text:list-item>
                  </text:list>
                </text:list-item>
                <text:list-item>
                  <text:p text:style-name="P64">Test the installation using the following:</text:p>
                  <text:list>
                    <text:list-item>
                      <text:p text:style-name="P64">To Create Topic:</text:p>
                      <text:list>
                        <text:list-item>
                          <text:p text:style-name="P64">~/kafka/bin/kafka-topics.sh --create --zookeeper localhost:2181 --replication-factor 1 --partitions 1 --topic TutorialTopic</text:p>
                        </text:list-item>
                      </text:list>
                    </text:list-item>
                    <text:list-item>
                      <text:p text:style-name="P64">To Run Producer:</text:p>
                      <text:list>
                        <text:list-item>
                          <text:p text:style-name="P64">echo "Hello, World" | ~/kafka/bin/kafka-console-producer.sh --broker-list localhost:9092 --topic TutorialTopic &gt; /dev/null</text:p>
                        </text:list-item>
                      </text:list>
                    </text:list-item>
                    <text:list-item>
                      <text:p text:style-name="P64">To Run Consumer:</text:p>
                      <text:list>
                        <text:list-item>
                          <text:p text:style-name="P64">~/kafka/bin/kafka-console-consumer.sh --bootstrap-server localhost:9092 --topic TutorialTopic –from-beginning</text:p>
                        </text:list-item>
                      </text:list>
                    </text:list-item>
                    <text:list-item>
                      <text:p text:style-name="P64">You should get Hello, World when you run the consumer.</text:p>
                      <text:p text:style-name="P64"/>
                    </text:list-item>
                  </text:list>
                </text:list-item>
              </text:list>
            </text:list-item>
          </text:list>
        </text:list-item>
        <text:list-item>
          <text:p text:style-name="P28">Setup Docker:</text:p>
          <text:list>
            <text:list-item>
              <text:p text:style-name="P67">Run these following commands:</text:p>
              <text:list>
                <text:list-item>
                  <text:p text:style-name="P2"><text:span text:style-name="Source_20_Text"><text:span text:style-name="T34">sudo apt-get update</text:span></text:span></text:p>
                </text:list-item>
                <text:list-item>
                  <text:p text:style-name="P2"><text:span text:style-name="Source_20_Text"><text:span text:style-name="T34">sudo apt-get install </text:span></text:span></text:p>
                </text:list-item>
              </text:list>
            </text:list-item>
          </text:list>
        </text:list-item>
      </text:list>
      <text:p text:style-name="P4"><text:span text:style-name="Source_20_Text"><text:span text:style-name="T31"><text:s text:c="3"/><text:tab/><text:tab/>apt-transport-https \</text:span></text:span></text:p>
      <text:p text:style-name="P4"><text:span text:style-name="Source_20_Text"><text:span text:style-name="T31"><text:s text:c="3"/><text:tab/><text:tab/>ca-</text:span></text:span><text:span text:style-name="Source_20_Text"><text:span text:style-name="T38">certificates</text:span></text:span><text:span text:style-name="Source_20_Text"><text:span text:style-name="T31"> \</text:span></text:span></text:p>
      <text:p text:style-name="P4"><text:span text:style-name="Source_20_Text"><text:span text:style-name="T31"><text:s text:c="3"/><text:tab/><text:tab/>curl \</text:span></text:span></text:p>
      <text:p text:style-name="Preformatted_20_Text"><text:span text:style-name="Source_20_Text"><text:span text:style-name="T31"><text:s text:c="3"/><text:tab/><text:tab/>gnupg \</text:span></text:span></text:p>
      <text:p text:style-name="P5"><text:span text:style-name="Source_20_Text"><text:span text:style-name="T31"><text:s text:c="4"/><text:tab/><text:tab/>lsb-release</text:span></text:span></text:p>
      <text:list xml:id="list124141854511194" text:continue-numbering="true" text:style-name="L1">
        <text:list-item>
          <text:list>
            <text:list-item>
              <text:list>
                <text:list-item>
                  <text:p text:style-name="P6"><text:span text:style-name="Source_20_Text"><text:span text:style-name="T34">curl -fsSL https://download.docker.com/linux/ubuntu/gpg | sudo gpg --dearmor -o /usr/share/keyrings/docker-archive-keyring.gpg</text:span></text:span></text:p>
                </text:list-item>
                <text:list-item>
                  <text:p text:style-name="P3"><text:span text:style-name="Source_20_Text"><text:span text:style-name="T30">echo </text:span></text:span><text:span text:style-name="Source_20_Text"><text:span text:style-name="T31">"deb [arch=amd64 signed-by=/usr/share/keyrings/docker-archive-keyring.gpg] https://download.docker.com/linux/ubuntu $(lsb_release -cs) stable" | sudo tee /etc/apt/sources.list.d/docker.list &gt; /dev/null</text:span></text:span></text:p>
                  <text:p text:style-name="P3"><text:span text:style-name="Source_20_Text"><text:span text:style-name="T31"/></text:span></text:p>
                </text:list-item>
                <text:list-item>
                  <text:p text:style-name="P2"><text:span text:style-name="Source_20_Text"><text:span text:style-name="T34">sudo apt-get updat</text:span></text:span><text:span text:style-name="Source_20_Text"><text:span text:style-name="T35">e</text:span></text:span></text:p>
                </text:list-item>
                <text:list-item>
                  <text:p text:style-name="P3"><text:span text:style-name="Source_20_Text"><text:span text:style-name="T30"><text:s/></text:span></text:span><text:span text:style-name="Source_20_Text"><text:span text:style-name="T31">sudo apt-get install docker-ce docker-ce-cli containerd.io</text:span></text:span></text:p>
                </text:list-item>
                <text:list-item>
                  <text:p text:style-name="P2"><text:span text:style-name="Source_20_Text"><text:span text:style-name="T31"/></text:span></text:p>
                </text:list-item>
              </text:list>
            </text:list-item>
          </text:list>
        </text:list-item>
      </text:list>
      <text:p text:style-name="P65"/>
      <text:p text:style-name="P65"/>
      <text:list xml:id="list12414101371513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64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5T14:58:02.989157923</meta:creation-date>
    <meta:editing-duration>P5DT12H32M36S</meta:editing-duration>
    <meta:editing-cycles>98</meta:editing-cycles>
    <meta:generator>LibreOffice/6.4.5.2$Linux_X86_64 LibreOffice_project/40$Build-2</meta:generator>
    <dc:date>2021-08-03T12:41:39.605134453</dc:date>
    <meta:document-statistic meta:table-count="0" meta:image-count="0" meta:object-count="0" meta:page-count="4" meta:paragraph-count="159" meta:word-count="802" meta:character-count="6233" meta:non-whitespace-character-count="5599"/>
  </office:meta>
</office:document-meta>
</file>